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none" draw:stroke-dash="Dash" draw:fill="none" draw:textarea-vertical-align="middle"/>
      <style:paragraph-properties style:writing-mode="lr-tb"/>
    </style:style>
    <style:style style:name="gr2" style:family="graphic" style:parent-style-name="standard">
      <style:graphic-properties svg:stroke-color="#999999" draw:fill-color="#dddddd" draw:textarea-horizontal-align="justify" draw:textarea-vertical-align="middle" draw:auto-grow-height="false" fo:min-height="0.5cm" fo:min-width="18.5cm"/>
      <style:paragraph-properties style:writing-mode="lr-tb"/>
    </style:style>
    <style:style style:name="gr3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.75cm" fo:min-width="4.5cm"/>
      <style:paragraph-properties style:writing-mode="lr-tb"/>
    </style:style>
    <style:style style:name="gr5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2.25cm" fo:min-width="4.5cm"/>
      <style:paragraph-properties style:writing-mode="lr-tb"/>
    </style:style>
    <style:style style:name="gr6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2.25cm" fo:min-width="2.5cm"/>
      <style:paragraph-properties style:writing-mode="lr-tb"/>
    </style:style>
    <style:style style:name="gr7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75cm" fo:min-width="3.25cm"/>
      <style:paragraph-properties style:writing-mode="lr-tb"/>
    </style:style>
    <style:style style:name="gr8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2.25cm" fo:min-width="3.25cm"/>
      <style:paragraph-properties style:writing-mode="lr-tb"/>
    </style:style>
    <style:style style:name="gr9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18" draw:marker-end-width="0.3cm" draw:fill="none" draw:textarea-vertical-align="middle"/>
    </style:style>
    <style:style style:name="gr11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75cm" fo:min-width="4.5cm"/>
      <style:paragraph-properties style:writing-mode="lr-tb"/>
    </style:style>
    <style:style style:name="gr12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2.25cm" fo:min-width="4.5cm"/>
      <style:paragraph-properties style:writing-mode="lr-tb"/>
    </style:style>
    <style:style style:name="gr13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0.75cm" fo:min-width="0.513cm"/>
      <style:paragraph-properties style:writing-mode="lr-tb"/>
    </style:style>
    <style:style style:name="gr14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3cm" fo:min-width="0.513cm"/>
      <style:paragraph-properties style:writing-mode="lr-tb"/>
    </style:style>
    <style:style style:name="gr15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0.75cm" fo:min-width="2.033cm"/>
      <style:paragraph-properties style:writing-mode="lr-tb"/>
    </style:style>
    <style:style style:name="gr16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3cm" fo:min-width="2.033cm"/>
      <style:paragraph-properties style:writing-mode="lr-tb"/>
    </style:style>
    <style:style style:name="gr17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0.75cm" fo:min-width="4.313cm"/>
      <style:paragraph-properties style:writing-mode="lr-tb"/>
    </style:style>
    <style:style style:name="gr18" style:family="graphic" style:parent-style-name="standard" style:list-style-name="L1">
      <style:graphic-properties svg:stroke-color="#808080" draw:fill="none" draw:fill-color="#ffdbb6" draw:textarea-horizontal-align="justify" draw:textarea-vertical-align="middle" draw:auto-grow-height="false" fo:min-height="3cm" fo:min-width="4.313cm"/>
      <style:paragraph-properties style:writing-mode="lr-tb"/>
    </style:style>
    <style:style style:name="gr19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0.75cm" fo:min-width="3.3cm"/>
      <style:paragraph-properties style:writing-mode="lr-tb"/>
    </style:style>
    <style:style style:name="gr20" style:family="graphic" style:parent-style-name="standard" style:list-style-name="L1">
      <style:graphic-properties svg:stroke-color="#808080" draw:fill="none" draw:fill-color="#ffdbb6" draw:textarea-horizontal-align="justify" draw:textarea-vertical-align="middle" draw:auto-grow-height="false" fo:min-height="3cm" fo:min-width="3.3cm"/>
      <style:paragraph-properties style:writing-mode="lr-tb"/>
    </style:style>
    <style:style style:name="gr21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0.75cm" fo:min-width="2.034cm"/>
      <style:paragraph-properties style:writing-mode="lr-tb"/>
    </style:style>
    <style:style style:name="gr22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3cm" fo:min-width="2.034cm"/>
      <style:paragraph-properties style:writing-mode="lr-tb"/>
    </style:style>
    <style:style style:name="gr23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0.75cm" fo:min-width="1.274cm"/>
      <style:paragraph-properties style:writing-mode="lr-tb"/>
    </style:style>
    <style:style style:name="gr24" style:family="graphic" style:parent-style-name="standard" style:list-style-name="L1">
      <style:graphic-properties svg:stroke-color="#808080" draw:fill="none" draw:fill-color="#ffdbb6" draw:textarea-horizontal-align="justify" draw:textarea-vertical-align="middle" draw:auto-grow-height="false" fo:min-height="3cm" fo:min-width="1.274cm"/>
      <style:paragraph-properties style:writing-mode="lr-tb"/>
    </style:style>
    <style:style style:name="gr25" style:family="graphic" style:parent-style-name="standard" style:list-style-name="L1">
      <style:graphic-properties svg:stroke-color="#808080" draw:fill="none" draw:fill-color="#ffdbb6" draw:textarea-horizontal-align="justify" draw:textarea-vertical-align="middle" draw:auto-grow-height="false" fo:min-height="3cm" fo:min-width="2.033cm"/>
      <style:paragraph-properties style:writing-mode="lr-tb"/>
    </style:style>
    <style:style style:name="gr26" style:family="graphic" style:parent-style-name="standard" style:list-style-name="L1">
      <style:graphic-properties svg:stroke-color="#999999" draw:fill-color="#dddddd" draw:textarea-horizontal-align="justify" draw:textarea-vertical-align="middle" draw:auto-grow-height="false" fo:min-height="0.5cm" fo:min-width="18.5cm"/>
      <style:paragraph-properties style:writing-mode="lr-tb"/>
    </style:style>
    <style:style style:name="gr27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.75cm" fo:min-width="4.5cm"/>
      <style:paragraph-properties style:writing-mode="lr-tb"/>
    </style:style>
    <style:style style:name="gr28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2.25cm" fo:min-width="4.5cm"/>
      <style:paragraph-properties style:writing-mode="lr-tb"/>
    </style:style>
    <style:style style:name="gr29" style:family="graphic" style:parent-style-name="standard" style:list-style-name="L1">
      <style:graphic-properties svg:stroke-color="#808080" draw:fill="none" draw:fill-color="#ffdbb6" draw:textarea-horizontal-align="justify" draw:textarea-vertical-align="middle" draw:auto-grow-height="false" fo:min-height="0.75cm" fo:min-width="1.92cm"/>
      <style:paragraph-properties style:writing-mode="lr-tb"/>
    </style:style>
    <style:style style:name="gr30" style:family="graphic" style:parent-style-name="standard" style:list-style-name="L1">
      <style:graphic-properties svg:stroke-color="#808080" draw:fill="none" draw:fill-color="#ffdbb6" draw:textarea-horizontal-align="justify" draw:textarea-vertical-align="middle" draw:auto-grow-height="false" fo:min-height="3cm" fo:min-width="1.92cm"/>
      <style:paragraph-properties style:writing-mode="lr-tb"/>
    </style:style>
    <style:style style:name="gr31" style:family="graphic" style:parent-style-name="standard" style:list-style-name="L1">
      <style:graphic-properties svg:stroke-color="#808080" draw:fill="none" draw:fill-color="#ffdbb6" draw:textarea-horizontal-align="justify" draw:textarea-vertical-align="middle" draw:auto-grow-height="false" fo:min-height="3cm" fo:min-width="3.3cm"/>
      <style:paragraph-properties style:writing-mode="lr-tb"/>
    </style:style>
    <style:style style:name="gr32" style:family="graphic" style:parent-style-name="standard">
      <style:graphic-properties svg:stroke-color="#808080" draw:fill="none" draw:fill-color="#ffdbb6" draw:textarea-horizontal-align="justify" draw:textarea-vertical-align="middle" draw:auto-grow-height="false" fo:min-height="0.75cm" fo:min-width="3.807cm"/>
      <style:paragraph-properties style:writing-mode="lr-tb"/>
    </style:style>
    <style:style style:name="gr33" style:family="graphic" style:parent-style-name="standard" style:list-style-name="L1">
      <style:graphic-properties svg:stroke-color="#808080" draw:fill="none" draw:fill-color="#ffdbb6" draw:textarea-horizontal-align="justify" draw:textarea-vertical-align="middle" draw:auto-grow-height="false" fo:min-height="3cm" fo:min-width="3.807cm"/>
      <style:paragraph-properties style:writing-mode="lr-tb"/>
    </style:style>
    <style:style style:name="gr34" style:family="graphic" style:parent-style-name="standard">
      <style:graphic-properties svg:stroke-color="#999999" draw:fill-color="#333333" draw:textarea-horizontal-align="justify" draw:textarea-vertical-align="middle" draw:auto-grow-height="false" fo:min-height="0cm" fo:min-width="18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background-color="#ffffff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dddddd"/>
      <style:paragraph-properties fo:text-align="center" style:writing-mode="lr-tb"/>
    </style:style>
    <style:style style:name="P5" style:family="paragraph">
      <loext:graphic-properties draw:fill="solid" draw:fill-color="#b2b2b2"/>
      <style:paragraph-properties fo:text-align="center" style:writing-mode="lr-tb"/>
    </style:style>
    <style:style style:name="P6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background-color="#b2b2b2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dbb6"/>
      <style:paragraph-properties fo:text-align="start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dbb6"/>
      <style:paragraph-properties fo:text-align="center" style:writing-mode="lr-tb"/>
    </style:style>
    <style:style style:name="P12" style:family="paragraph">
      <loext:graphic-properties draw:fill="none" draw:fill-color="#ffdbb6"/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 draw:fill-color="#ffdbb6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333333"/>
      <style:paragraph-properties fo:text-align="center" style:writing-mode="lr-tb"/>
    </style:style>
    <style:style style:name="T1" style:family="text">
      <style:text-properties fo:background-color="#ffffff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2" draw:layer="layout" svg:x1="1cm" svg:y1="1.5cm" svg:x2="20cm" svg:y2="1.5cm">
          <text:p text:style-name="P1"><text:span text:style-name="T1">Kimball star model</text:span></text:p>
        </draw:line>
        <draw:custom-shape draw:style-name="gr2" draw:text-style-name="P4" draw:layer="layout" svg:width="19cm" svg:height="0.75cm" svg:x="1cm" svg:y="2.5cm">
          <text:p text:style-name="P3">Fact Tables (posts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0.75cm" svg:x="1cm" svg:y="13.55cm">
          <text:p text:style-name="P1"><text:span text:style-name="T2">Dimension Tables </text:span>(posts)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cm" svg:height="1cm" svg:x="3.25cm" svg:y="4cm">
          <text:p text:style-name="P3">users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5cm" svg:height="1cm" svg:x="8cm" svg:y="4cm">
          <text:p text:style-name="P1">fact table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5cm" svg:height="2.5cm" svg:x="8cm" svg:y="5cm">
          <text:p text:style-name="P1">Amount of like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2.5cm" svg:x="3.25cm" svg:y="5cm">
          <text:p text:style-name="P7">Sergey</text:p>
          <text:p text:style-name="P7">Ivan</text:p>
          <text:p text:style-name="P7">Paul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3.75cm" svg:height="1cm" svg:x="14.75cm" svg:y="4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75cm" svg:height="2.5cm" svg:x="14.75cm" svg:y="5cm">
          <text:p text:style-name="P7">10.04.2022</text:p>
          <text:p text:style-name="P9">11.04.2022</text:p>
          <text:p text:style-name="P9">12.04.2022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8cm" svg:y1="4.5cm" svg:x2="6.25cm" svg:y2="4.5cm" draw:start-shape="id1" draw:start-glue-point="3" draw:end-shape="id2" draw:end-glue-point="1" svg:d="M8000 4500h-1750" svg:viewBox="0 0 1751 1">
          <text:p/>
        </draw:connector>
        <draw:connector draw:style-name="gr10" draw:text-style-name="P10" draw:layer="layout" svg:x1="13cm" svg:y1="4.5cm" svg:x2="14.75cm" svg:y2="4.5cm" draw:start-shape="id1" draw:start-glue-point="1" draw:end-shape="id3" draw:end-glue-point="3" svg:d="M13000 4500h1750" svg:viewBox="0 0 1751 1">
          <text:p/>
        </draw:connector>
        <draw:custom-shape draw:style-name="gr11" draw:text-style-name="P5" xml:id="id5" draw:id="id5" draw:layer="layout" svg:width="5cm" svg:height="1cm" svg:x="8cm" svg:y="8.5cm">
          <text:p text:style-name="P3">po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5cm" svg:height="2.5cm" svg:x="8cm" svg:y="9.5cm">
          <text:p text:style-name="P7">Hello!</text:p>
          <text:p text:style-name="P7">Hi!</text:p>
          <text:p text:style-name="P7">Good morning!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10.5cm" svg:y1="7.5cm" svg:x2="10.5cm" svg:y2="8.5cm" draw:start-shape="id4" draw:start-glue-point="2" draw:end-shape="id5" draw:end-glue-point="0" svg:d="M10500 7500v1000" svg:viewBox="0 0 1 1001">
          <text:p/>
        </draw:connector>
        <draw:custom-shape draw:style-name="gr13" draw:text-style-name="P11" draw:layer="layout" svg:width="1.013cm" svg:height="1cm" svg:x="1cm" svg:y="15cm">
          <text:p text:style-name="P3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013cm" svg:height="3.25cm" svg:x="1cm" svg:y="16cm">
          <text:p text:style-name="P7">1</text:p>
          <text:p text:style-name="P7">2</text:p>
          <text:p text:style-name="P7">3</text:p>
          <text:p text:style-name="P7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2.533cm" svg:height="1cm" svg:x="4.547cm" svg:y="15cm">
          <text:p text:style-name="P3">us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2.533cm" svg:height="3.25cm" svg:x="4.547cm" svg:y="16cm">
          <text:p text:style-name="P7"><text:span text:style-name="T2">Sergey</text:span></text:p>
          <text:p text:style-name="P9"><text:span text:style-name="T2">Ivan</text:span></text:p>
          <text:p text:style-name="P9">Ivan</text:p>
          <text:p text:style-name="P7">Pau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4.813cm" svg:height="1cm" svg:x="7.08cm" svg:y="15cm">
          <text:p text:style-name="P3">po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813cm" svg:height="3.25cm" svg:x="7.08cm" svg:y="16cm">
          <text:p text:style-name="P9"><text:span text:style-name="T2">Hello!</text:span></text:p>
          <text:p text:style-name="P9"><text:span text:style-name="T2">Hi!</text:span></text:p>
          <text:p text:style-name="P9">Welcome!</text:p>
          <text:p text:style-name="P9">Good morning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8cm" svg:height="1cm" svg:x="13.667cm" svg:y="15cm">
          <text:p text:style-name="P3">d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3.8cm" svg:height="3.25cm" svg:x="13.667cm" svg:y="16cm">
          <text:p text:style-name="P9"><text:span text:style-name="T2">10.04.2022</text:span></text:p>
          <text:p text:style-name="P9"><text:span text:style-name="T2">11.04.2022</text:span></text:p>
          <text:p text:style-name="P9">15.04.2022</text:p>
          <text:p text:style-name="P9">12.04.202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534cm" svg:height="1cm" svg:x="2.013cm" svg:y="15cm">
          <text:p text:style-name="P3">post_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534cm" svg:height="3.25cm" svg:x="2.013cm" svg:y="16cm">
          <text:p text:style-name="P7">1</text:p>
          <text:p text:style-name="P7">2</text:p>
          <text:p text:style-name="P7">2</text:p>
          <text:p text:style-name="P7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1.774cm" svg:height="1cm" svg:x="11.893cm" svg:y="15cm">
          <text:p text:style-name="P3">lik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.774cm" svg:height="3.25cm" svg:x="11.893cm" svg:y="16cm">
          <text:p text:style-name="P9">5</text:p>
          <text:p text:style-name="P9"><text:span text:style-name="T2">1</text:span></text:p>
          <text:p text:style-name="P9"><text:span text:style-name="T2">6</text:span></text:p>
          <text:p text:style-name="P9">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2.533cm" svg:height="1cm" svg:x="17.467cm" svg:y="15cm">
          <text:p text:style-name="P3">curr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2.533cm" svg:height="3.25cm" svg:x="17.467cm" svg:y="16cm">
          <text:p text:style-name="P9">1</text:p>
          <text:p text:style-name="P9"><text:span text:style-name="T2">0</text:span></text:p>
          <text:p text:style-name="P9"><text:span text:style-name="T2">1</text:span></text:p>
          <text:p text:style-name="P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9cm" svg:height="0.75cm" svg:x="1cm" svg:y="22.75cm">
          <text:p text:style-name="P3">Fact Tables (subscribtions)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9cm" svg:height="0.75cm" svg:x="1cm" svg:y="33.8cm">
          <text:p text:style-name="P1"><text:span text:style-name="T2">Dimension Tables </text:span>(posts)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3cm" svg:height="1cm" svg:x="3.25cm" svg:y="24.25cm">
          <text:p text:style-name="P3">fans</text:p>
          <draw:enhanced-geometry svg:viewBox="0 0 21600 21600" draw:type="rectangle" draw:enhanced-path="M 0 0 L 21600 0 21600 21600 0 21600 0 0 Z N"/>
        </draw:custom-shape>
        <draw:custom-shape draw:style-name="gr27" draw:text-style-name="P6" xml:id="id6" draw:id="id6" draw:layer="layout" svg:width="5cm" svg:height="1cm" svg:x="8cm" svg:y="24.25cm">
          <text:p text:style-name="P1">fact table</text:p>
          <draw:enhanced-geometry svg:viewBox="0 0 21600 21600" draw:type="rectangle" draw:enhanced-path="M 0 0 L 21600 0 21600 21600 0 21600 0 0 Z N"/>
        </draw:custom-shape>
        <draw:custom-shape draw:style-name="gr28" draw:text-style-name="P6" xml:id="id9" draw:id="id9" draw:layer="layout" svg:width="5cm" svg:height="2.5cm" svg:x="8cm" svg:y="25.25cm">
          <text:p text:style-name="P1">Amount of</text:p>
          <text:p text:style-name="P1">subscriber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2.5cm" svg:x="3.25cm" svg:y="25.25cm">
          <text:p text:style-name="P7">Sergey</text:p>
          <text:p text:style-name="P7">Ivan</text:p>
          <text:p text:style-name="P7">Paul</text:p>
          <draw:enhanced-geometry svg:viewBox="0 0 21600 21600" draw:type="rectangle" draw:enhanced-path="M 0 0 L 21600 0 21600 21600 0 21600 0 0 Z N"/>
        </draw:custom-shape>
        <draw:custom-shape draw:style-name="gr7" draw:text-style-name="P5" xml:id="id8" draw:id="id8" draw:layer="layout" svg:width="3.75cm" svg:height="1cm" svg:x="14.75cm" svg:y="24.25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75cm" svg:height="2.5cm" svg:x="14.75cm" svg:y="25.25cm">
          <text:p text:style-name="P7">10.04.2022</text:p>
          <text:p text:style-name="P9">11.04.2022</text:p>
          <text:p text:style-name="P9">12.04.2022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8cm" svg:y1="24.75cm" svg:x2="6.25cm" svg:y2="24.75cm" draw:start-shape="id6" draw:start-glue-point="3" draw:end-shape="id7" draw:end-glue-point="1" svg:d="M8000 24750h-1750" svg:viewBox="0 0 1751 1">
          <text:p/>
        </draw:connector>
        <draw:connector draw:style-name="gr10" draw:text-style-name="P10" draw:layer="layout" svg:x1="13cm" svg:y1="24.75cm" svg:x2="14.75cm" svg:y2="24.75cm" draw:start-shape="id6" draw:start-glue-point="1" draw:end-shape="id8" draw:end-glue-point="3" svg:d="M13000 24750h1750" svg:viewBox="0 0 1751 1">
          <text:p/>
        </draw:connector>
        <draw:custom-shape draw:style-name="gr13" draw:text-style-name="P11" draw:layer="layout" svg:width="1.013cm" svg:height="1cm" svg:x="3.534cm" svg:y="35.25cm">
          <text:p text:style-name="P3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013cm" svg:height="3.25cm" svg:x="3.534cm" svg:y="36.25cm">
          <text:p text:style-name="P7">1</text:p>
          <text:p text:style-name="P7">2</text:p>
          <text:p text:style-name="P7">3</text:p>
          <text:p text:style-name="P7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2.533cm" svg:height="1cm" svg:x="4.547cm" svg:y="35.25cm">
          <text:p text:style-name="P3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2.533cm" svg:height="3.25cm" svg:x="4.547cm" svg:y="36.25cm">
          <text:p text:style-name="P7"><text:span text:style-name="T2">Sergey</text:span></text:p>
          <text:p text:style-name="P9"><text:span text:style-name="T2">Ivan</text:span></text:p>
          <text:p text:style-name="P9">Ivan</text:p>
          <text:p text:style-name="P7">Pau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.42cm" svg:height="1cm" svg:x="7.08cm" svg:y="35.25cm">
          <text:p text:style-name="P1">tar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.42cm" svg:height="3.25cm" svg:x="7.08cm" svg:y="36.25cm">
          <text:p text:style-name="P9"><text:span text:style-name="T2">Paul</text:span></text:p>
          <text:p text:style-name="P9"><text:span text:style-name="T2">Sergey</text:span></text:p>
          <text:p text:style-name="P9"><text:span text:style-name="T2">Sergey</text:span></text:p>
          <text:p text:style-name="P9"><text:span text:style-name="T2">Iv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8cm" svg:height="1cm" svg:x="13.807cm" svg:y="35.25cm">
          <text:p text:style-name="P3">d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3.8cm" svg:height="3.25cm" svg:x="13.807cm" svg:y="36.25cm">
          <text:p text:style-name="P9"><text:span text:style-name="T2">10.04.2022</text:span></text:p>
          <text:p text:style-name="P9"><text:span text:style-name="T2">11.04.2022</text:span></text:p>
          <text:p text:style-name="P9">15.04.2022</text:p>
          <text:p text:style-name="P9">12.04.202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4.307cm" svg:height="1cm" svg:x="9.5cm" svg:y="35.25cm">
          <text:p text:style-name="P3">sub_or_unsu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4.307cm" svg:height="3.25cm" svg:x="9.5cm" svg:y="36.25cm">
          <text:p text:style-name="P9">1</text:p>
          <text:p text:style-name="P9"><text:span text:style-name="T2">0</text:span></text:p>
          <text:p text:style-name="P9"><text:span text:style-name="T2">1</text:span></text:p>
          <text:p text:style-name="P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19cm" svg:height="0.25cm" svg:x="1cm" svg:y="21.25cm"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5" xml:id="id10" draw:id="id10" draw:layer="layout" svg:width="3.75cm" svg:height="1cm" svg:x="8.614cm" svg:y="29cm">
          <text:p text:style-name="P3">celebritie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75cm" svg:height="2.5cm" svg:x="8.614cm" svg:y="30cm">
          <text:p text:style-name="P7">Sergey</text:p>
          <text:p text:style-name="P7">Ivan</text:p>
          <text:p text:style-name="P7">Paul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10.5cm" svg:y1="27.75cm" svg:x2="10.489cm" svg:y2="29cm" draw:start-shape="id9" draw:start-glue-point="2" draw:end-shape="id10" draw:end-glue-point="0" svg:d="M10500 27750v625h-11v625" svg:viewBox="0 0 12 1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3T11:14:29.635582778</meta:creation-date>
    <meta:generator>LibreOffice/7.1.7.2$Linux_X86_64 LibreOffice_project/10$Build-2</meta:generator>
    <dc:date>2022-05-13T16:24:51.005663531</dc:date>
    <meta:editing-duration>PT2H14M36S</meta:editing-duration>
    <meta:editing-cycles>84</meta:editing-cycles>
    <meta:document-statistic meta:object-count="52"/>
  </office:meta>
</office:document-meta>
</file>